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heads_20_1" draw:fill="solid" draw:fill-color="#ffcc99" draw:textarea-horizontal-align="center" draw:textarea-vertical-align="middle"/>
    </style:style>
    <style:style style:name="gr2" style:family="graphic" style:parent-style-name="standard">
      <style:graphic-properties draw:stroke="none" draw:marker-end="Arrowheads_20_1" draw:fill="solid" draw:fill-color="#ffcc99" draw:textarea-horizontal-align="center" draw:textarea-vertical-align="middle"/>
    </style:style>
    <style:style style:name="gr3" style:family="graphic" style:parent-style-name="standard">
      <style:graphic-properties draw:fill="solid" draw:fill-color="#ffff99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4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solid" svg:stroke-width="0.102cm" draw:marker-start-width="0.352cm" draw:marker-end="Arrowheads_20_1" draw:marker-end-width="0.3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draw:marker-start="" draw:marker-end="" draw:fill="solid" draw:fill-color="#ffcc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2.54cm" svg:height="0.508cm" svg:x="16.494cm" svg:y="6.842cm">
          <text:p/>
        </draw:ellipse>
        <draw:rect draw:style-name="gr2" draw:text-style-name="P1" draw:layer="layout" svg:width="2.54cm" svg:height="2.032cm" svg:x="16.494cm" svg:y="5.064cm">
          <text:p text:style-name="P1"><text:span text:style-name="T1">data</text:span></text:p>
          <text:p text:style-name="P1"><text:span text:style-name="T1">repository</text:span></text:p>
        </draw:rect>
        <draw:rect draw:style-name="gr3" draw:text-style-name="P2" draw:layer="layout" svg:width="3.81cm" svg:height="5.842cm" svg:x="10.906cm" svg:y="3.286cm">
          <text:p/>
        </draw:rect>
        <draw:rect draw:style-name="gr3" draw:text-style-name="P2" draw:layer="layout" svg:width="3.048cm" svg:height="1.778cm" svg:x="6.334cm" svg:y="3.286cm">
          <text:p/>
        </draw:rect>
        <draw:frame draw:style-name="gr4" draw:text-style-name="P2" draw:layer="layout" svg:width="3.048cm" svg:height="0.69cm" svg:x="6.334cm" svg:y="3.249cm">
          <draw:text-box>
            <text:p text:style-name="P2"><text:span text:style-name="T1">Application X</text:span></text:p>
          </draw:text-box>
        </draw:frame>
        <draw:rect draw:style-name="gr5" draw:text-style-name="P2" draw:layer="layout" svg:width="2.794cm" svg:height="5.08cm" svg:x="11.414cm" svg:y="3.794cm">
          <text:p text:style-name="P2">config-service</text:p>
        </draw:rect>
        <draw:rect draw:style-name="gr5" draw:text-style-name="P2" draw:layer="layout" svg:width="2.54cm" svg:height="1.016cm" svg:x="6.588cm" svg:y="3.794cm">
          <text:p text:style-name="P2">config-agent</text:p>
        </draw:rect>
        <draw:rect draw:style-name="gr3" draw:text-style-name="P2" draw:layer="layout" svg:width="3.048cm" svg:height="1.778cm" svg:x="6.334cm" svg:y="5.318cm">
          <text:p/>
        </draw:rect>
        <draw:frame draw:style-name="gr4" draw:text-style-name="P2" draw:layer="layout" svg:width="3.048cm" svg:height="0.69cm" svg:x="6.334cm" svg:y="5.281cm">
          <draw:text-box>
            <text:p text:style-name="P2"><text:span text:style-name="T1">Application Y</text:span></text:p>
          </draw:text-box>
        </draw:frame>
        <draw:rect draw:style-name="gr5" draw:text-style-name="P2" draw:layer="layout" svg:width="2.54cm" svg:height="1.016cm" svg:x="6.588cm" svg:y="5.826cm">
          <text:p text:style-name="P2">config-agent</text:p>
        </draw:rect>
        <draw:rect draw:style-name="gr3" draw:text-style-name="P2" draw:layer="layout" svg:width="3.048cm" svg:height="1.778cm" svg:x="6.334cm" svg:y="7.35cm">
          <text:p/>
        </draw:rect>
        <draw:frame draw:style-name="gr4" draw:text-style-name="P2" draw:layer="layout" svg:width="3.048cm" svg:height="0.69cm" svg:x="6.334cm" svg:y="7.295cm">
          <draw:text-box>
            <text:p text:style-name="P2"><text:span text:style-name="T1">Application Z</text:span></text:p>
          </draw:text-box>
        </draw:frame>
        <draw:rect draw:style-name="gr5" draw:text-style-name="P2" draw:layer="layout" svg:width="2.54cm" svg:height="1.016cm" svg:x="6.588cm" svg:y="7.858cm">
          <text:p text:style-name="P2">config-agent</text:p>
        </draw:rect>
        <draw:frame draw:style-name="gr4" draw:text-style-name="P2" draw:layer="layout" svg:width="3.81cm" svg:height="0.69cm" svg:x="10.906cm" svg:y="3.231cm">
          <draw:text-box>
            <text:p text:style-name="P2"><text:span text:style-name="T1">Service Provider</text:span></text:p>
          </draw:text-box>
        </draw:frame>
        <draw:line draw:style-name="gr6" draw:text-style-name="P3" draw:layer="layout" svg:x1="9.128cm" svg:y1="4.302cm" svg:x2="11.414cm" svg:y2="4.302cm">
          <text:p text:style-name="P1"><text:span text:style-name="T2">REST <text:s text:c="2"/></text:span></text:p>
          <text:p text:style-name="P1"><text:span text:style-name="T2"/></text:p>
          <text:p text:style-name="P1"><text:span text:style-name="T2"/></text:p>
        </draw:line>
        <draw:line draw:style-name="gr6" draw:text-style-name="P3" draw:layer="layout" svg:x1="9.128cm" svg:y1="8.366cm" svg:x2="11.414cm" svg:y2="8.366cm">
          <text:p text:style-name="P1"><text:span text:style-name="T2">REST <text:s text:c="2"/></text:span></text:p>
          <text:p text:style-name="P1"><text:span text:style-name="T2"/></text:p>
          <text:p text:style-name="P1"><text:span text:style-name="T2"/></text:p>
        </draw:line>
        <draw:line draw:style-name="gr6" draw:text-style-name="P3" draw:layer="layout" svg:x1="9.128cm" svg:y1="6.334cm" svg:x2="11.414cm" svg:y2="6.334cm">
          <text:p text:style-name="P1"><text:span text:style-name="T2">REST <text:s text:c="2"/></text:span></text:p>
          <text:p text:style-name="P1"><text:span text:style-name="T2"/></text:p>
          <text:p text:style-name="P1"><text:span text:style-name="T2"/></text:p>
        </draw:line>
        <draw:line draw:style-name="gr6" draw:text-style-name="P3" draw:layer="layout" svg:x1="14.716cm" svg:y1="6.08cm" svg:x2="16.494cm" svg:y2="6.08cm">
          <text:p text:style-name="P1"><text:span text:style-name="T2">JDBC <text:s text:c="2"/></text:span></text:p>
          <text:p text:style-name="P1"><text:span text:style-name="T2"/></text:p>
          <text:p text:style-name="P1"><text:span text:style-name="T2"/></text:p>
        </draw:line>
        <draw:ellipse draw:style-name="gr1" draw:text-style-name="P1" draw:layer="layout" svg:width="2.54cm" svg:height="0.508cm" svg:x="16.494cm" svg:y="4.81cm">
          <text:p/>
        </draw:ellipse>
        <draw:line draw:style-name="gr7" draw:text-style-name="P1" draw:layer="layout" svg:x1="19.034cm" svg:y1="5.064cm" svg:x2="19.034cm" svg:y2="7.096cm">
          <text:p/>
        </draw:line>
        <draw:line draw:style-name="gr7" draw:text-style-name="P1" draw:layer="layout" svg:x1="16.494cm" svg:y1="5.064cm" svg:x2="16.494cm" svg:y2="7.0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ack Rodriguez</meta:initial-creator>
    <meta:creation-date>2009-08-03T01:31:13</meta:creation-date>
    <dc:date>2009-08-03T02:16:58</dc:date>
    <dc:creator>Jack Rodriguez</dc:creator>
    <meta:editing-duration>PT00H14M13S</meta:editing-duration>
    <meta:editing-cycles>1</meta:editing-cycles>
    <meta:document-statistic meta:object-count="21"/>
    <meta:generator>OpenOffice.org/3.1$Unix OpenOffice.org_project/310m11$Build-9399</meta:generator>
  </office:meta>
</office:document-meta>
</file>